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647cm" svg:y="1.454cm">
            <draw:object draw:notify-on-update-of-ranges="Sheet1.D4:Sheet1.D4 Sheet1.D5:Sheet1.D46 Sheet1.E4:Sheet1.E4 Sheet1.E5:Sheet1.E46 Sheet1.D4:Sheet1.D4 Sheet1.D5:Sheet1.D46 Sheet1.F4:Sheet1.F4 Sheet1.F5:Sheet1.F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w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ke_mins</text:p>
          </table:table-cell>
          <table:table-cell table:formula="of:=[.C1]*60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eep mins</text:p>
          </table:table-cell>
          <table:table-cell table:formula="of:=[.C2]*60"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eff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s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5]*60+[.C5]" office:value-type="float" office:value="0" calcext:value-type="float">
            <text:p>0</text:p>
          </table:table-cell>
          <table:table-cell table:formula="of:=1/(2*[.$C$3])*[.D5]+0.5-[.$E$1]/(2*[.$C$3])" office:value-type="float" office:value="-0.5" calcext:value-type="float">
            <text:p>-0.5</text:p>
          </table:table-cell>
          <table:table-cell table:formula="of:=-1/(2*[.$C$3])*[.D5]+0.5+[.$E$2]/(2*[.$C$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]*60+[.C6]" office:value-type="float" office:value="10" calcext:value-type="float">
            <text:p>10</text:p>
          </table:table-cell>
          <table:table-cell table:formula="of:=1/(2*[.$C$3])*[.D6]+0.5-[.$E$1]/(2*[.$C$3])" office:value-type="float" office:value="-0.416666666666667" calcext:value-type="float">
            <text:p>-0.416666666666667</text:p>
          </table:table-cell>
          <table:table-cell table:formula="of:=-1/(2*[.$C$3])*[.D6]+0.5+[.$E$2]/(2*[.$C$3])" office:value-type="float" office:value="2.91666666666667" calcext:value-type="float">
            <text:p>2.91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7]*60+[.C7]" office:value-type="float" office:value="20" calcext:value-type="float">
            <text:p>20</text:p>
          </table:table-cell>
          <table:table-cell table:formula="of:=1/(2*[.$C$3])*[.D7]+0.5-[.$E$1]/(2*[.$C$3])" office:value-type="float" office:value="-0.333333333333333" calcext:value-type="float">
            <text:p>-0.333333333333333</text:p>
          </table:table-cell>
          <table:table-cell table:formula="of:=-1/(2*[.$C$3])*[.D7]+0.5+[.$E$2]/(2*[.$C$3])" office:value-type="float" office:value="2.83333333333333" calcext:value-type="float">
            <text:p>2.8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8]*60+[.C8]" office:value-type="float" office:value="30" calcext:value-type="float">
            <text:p>30</text:p>
          </table:table-cell>
          <table:table-cell table:formula="of:=1/(2*[.$C$3])*[.D8]+0.5-[.$E$1]/(2*[.$C$3])" office:value-type="float" office:value="-0.25" calcext:value-type="float">
            <text:p>-0.25</text:p>
          </table:table-cell>
          <table:table-cell table:formula="of:=-1/(2*[.$C$3])*[.D8]+0.5+[.$E$2]/(2*[.$C$3])" office:value-type="float" office:value="2.75" calcext:value-type="float">
            <text:p>2.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9]*60+[.C9]" office:value-type="float" office:value="40" calcext:value-type="float">
            <text:p>40</text:p>
          </table:table-cell>
          <table:table-cell table:formula="of:=1/(2*[.$C$3])*[.D9]+0.5-[.$E$1]/(2*[.$C$3])" office:value-type="float" office:value="-0.166666666666667" calcext:value-type="float">
            <text:p>-0.166666666666667</text:p>
          </table:table-cell>
          <table:table-cell table:formula="of:=-1/(2*[.$C$3])*[.D9]+0.5+[.$E$2]/(2*[.$C$3])" office:value-type="float" office:value="2.66666666666667" calcext:value-type="float">
            <text:p>2.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B10]*60+[.C10]" office:value-type="float" office:value="50" calcext:value-type="float">
            <text:p>50</text:p>
          </table:table-cell>
          <table:table-cell table:formula="of:=1/(2*[.$C$3])*[.D10]+0.5-[.$E$1]/(2*[.$C$3])" office:value-type="float" office:value="-0.0833333333333333" calcext:value-type="float">
            <text:p>-0.083333333333333</text:p>
          </table:table-cell>
          <table:table-cell table:formula="of:=-1/(2*[.$C$3])*[.D10]+0.5+[.$E$2]/(2*[.$C$3])" office:value-type="float" office:value="2.58333333333333" calcext:value-type="float">
            <text:p>2.58333333333333</text:p>
          </table:table-cell>
        </table:table-row>
        <table:table-row table:style-name="ro1">
          <table:table-cell/>
          <table:table-cell table:formula="of:=[.B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1]*60+[.C11]" office:value-type="float" office:value="60" calcext:value-type="float">
            <text:p>60</text:p>
          </table:table-cell>
          <table:table-cell table:formula="of:=1/(2*[.$C$3])*[.D11]+0.5-[.$E$1]/(2*[.$C$3])" office:value-type="float" office:value="0" calcext:value-type="float">
            <text:p>0</text:p>
          </table:table-cell>
          <table:table-cell table:formula="of:=-1/(2*[.$C$3])*[.D11]+0.5+[.$E$2]/(2*[.$C$3])" office:value-type="float" office:value="2.5" calcext:value-type="float">
            <text:p>2.5</text:p>
          </table:table-cell>
        </table:table-row>
        <table:table-row table:style-name="ro1">
          <table:table-cell/>
          <table:table-cell table:formula="of:=[.B6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12]*60+[.C12]" office:value-type="float" office:value="70" calcext:value-type="float">
            <text:p>70</text:p>
          </table:table-cell>
          <table:table-cell table:formula="of:=1/(2*[.$C$3])*[.D12]+0.5-[.$E$1]/(2*[.$C$3])" office:value-type="float" office:value="0.0833333333333335" calcext:value-type="float">
            <text:p>0.083333333333334</text:p>
          </table:table-cell>
          <table:table-cell table:formula="of:=-1/(2*[.$C$3])*[.D12]+0.5+[.$E$2]/(2*[.$C$3])" office:value-type="float" office:value="2.41666666666667" calcext:value-type="float">
            <text:p>2.41666666666667</text:p>
          </table:table-cell>
        </table:table-row>
        <table:table-row table:style-name="ro1">
          <table:table-cell/>
          <table:table-cell table:formula="of:=[.B7]+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B13]*60+[.C13]" office:value-type="float" office:value="80" calcext:value-type="float">
            <text:p>80</text:p>
          </table:table-cell>
          <table:table-cell table:formula="of:=1/(2*[.$C$3])*[.D13]+0.5-[.$E$1]/(2*[.$C$3])" office:value-type="float" office:value="0.166666666666667" calcext:value-type="float">
            <text:p>0.166666666666667</text:p>
          </table:table-cell>
          <table:table-cell table:formula="of:=-1/(2*[.$C$3])*[.D13]+0.5+[.$E$2]/(2*[.$C$3])" office:value-type="float" office:value="2.33333333333333" calcext:value-type="float">
            <text:p>2.33333333333333</text:p>
          </table:table-cell>
        </table:table-row>
        <table:table-row table:style-name="ro1">
          <table:table-cell/>
          <table:table-cell table:formula="of:=[.B8]+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4]*60+[.C14]" office:value-type="float" office:value="90" calcext:value-type="float">
            <text:p>90</text:p>
          </table:table-cell>
          <table:table-cell table:formula="of:=1/(2*[.$C$3])*[.D14]+0.5-[.$E$1]/(2*[.$C$3])" office:value-type="float" office:value="0.25" calcext:value-type="float">
            <text:p>0.25</text:p>
          </table:table-cell>
          <table:table-cell table:formula="of:=-1/(2*[.$C$3])*[.D14]+0.5+[.$E$2]/(2*[.$C$3])" office:value-type="float" office:value="2.25" calcext:value-type="float">
            <text:p>2.25</text:p>
          </table:table-cell>
        </table:table-row>
        <table:table-row table:style-name="ro1">
          <table:table-cell/>
          <table:table-cell table:formula="of:=[.B9]+1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15]*60+[.C15]" office:value-type="float" office:value="100" calcext:value-type="float">
            <text:p>100</text:p>
          </table:table-cell>
          <table:table-cell table:formula="of:=1/(2*[.$C$3])*[.D15]+0.5-[.$E$1]/(2*[.$C$3])" office:value-type="float" office:value="0.333333333333333" calcext:value-type="float">
            <text:p>0.333333333333333</text:p>
          </table:table-cell>
          <table:table-cell table:formula="of:=-1/(2*[.$C$3])*[.D15]+0.5+[.$E$2]/(2*[.$C$3])" office:value-type="float" office:value="2.16666666666667" calcext:value-type="float">
            <text:p>2.16666666666667</text:p>
          </table:table-cell>
        </table:table-row>
        <table:table-row table:style-name="ro1">
          <table:table-cell/>
          <table:table-cell table:formula="of:=[.B10]+1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B16]*60+[.C16]" office:value-type="float" office:value="110" calcext:value-type="float">
            <text:p>110</text:p>
          </table:table-cell>
          <table:table-cell table:formula="of:=1/(2*[.$C$3])*[.D16]+0.5-[.$E$1]/(2*[.$C$3])" office:value-type="float" office:value="0.416666666666667" calcext:value-type="float">
            <text:p>0.416666666666667</text:p>
          </table:table-cell>
          <table:table-cell table:formula="of:=-1/(2*[.$C$3])*[.D16]+0.5+[.$E$2]/(2*[.$C$3])" office:value-type="float" office:value="2.08333333333333" calcext:value-type="float">
            <text:p>2.08333333333333</text:p>
          </table:table-cell>
        </table:table-row>
        <table:table-row table:style-name="ro1">
          <table:table-cell/>
          <table:table-cell table:formula="of:=[.B11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7]*60+[.C17]" office:value-type="float" office:value="120" calcext:value-type="float">
            <text:p>120</text:p>
          </table:table-cell>
          <table:table-cell table:formula="of:=1/(2*[.$C$3])*[.D17]+0.5-[.$E$1]/(2*[.$C$3])" office:value-type="float" office:value="0.5" calcext:value-type="float">
            <text:p>0.5</text:p>
          </table:table-cell>
          <table:table-cell table:formula="of:=-1/(2*[.$C$3])*[.D17]+0.5+[.$E$2]/(2*[.$C$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18]*60+[.C18]" office:value-type="float" office:value="130" calcext:value-type="float">
            <text:p>130</text:p>
          </table:table-cell>
          <table:table-cell table:formula="of:=1/(2*[.$C$3])*[.D18]+0.5-[.$E$1]/(2*[.$C$3])" office:value-type="float" office:value="0.583333333333333" calcext:value-type="float">
            <text:p>0.583333333333333</text:p>
          </table:table-cell>
          <table:table-cell table:formula="of:=-1/(2*[.$C$3])*[.D18]+0.5+[.$E$2]/(2*[.$C$3])" office:value-type="float" office:value="1.91666666666667" calcext:value-type="float">
            <text:p>1.91666666666667</text:p>
          </table:table-cell>
        </table:table-row>
        <table:table-row table:style-name="ro1">
          <table:table-cell/>
          <table:table-cell table:formula="of:=[.B13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19]*60+[.C19]" office:value-type="float" office:value="140" calcext:value-type="float">
            <text:p>140</text:p>
          </table:table-cell>
          <table:table-cell table:formula="of:=1/(2*[.$C$3])*[.D19]+0.5-[.$E$1]/(2*[.$C$3])" office:value-type="float" office:value="0.666666666666667" calcext:value-type="float">
            <text:p>0.666666666666667</text:p>
          </table:table-cell>
          <table:table-cell table:formula="of:=-1/(2*[.$C$3])*[.D19]+0.5+[.$E$2]/(2*[.$C$3])" office:value-type="float" office:value="1.83333333333333" calcext:value-type="float">
            <text:p>1.83333333333333</text:p>
          </table:table-cell>
        </table:table-row>
        <table:table-row table:style-name="ro1">
          <table:table-cell/>
          <table:table-cell table:formula="of:=[.B14]+1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20]*60+[.C20]" office:value-type="float" office:value="150" calcext:value-type="float">
            <text:p>150</text:p>
          </table:table-cell>
          <table:table-cell table:formula="of:=1/(2*[.$C$3])*[.D20]+0.5-[.$E$1]/(2*[.$C$3])" office:value-type="float" office:value="0.75" calcext:value-type="float">
            <text:p>0.75</text:p>
          </table:table-cell>
          <table:table-cell table:formula="of:=-1/(2*[.$C$3])*[.D20]+0.5+[.$E$2]/(2*[.$C$3])" office:value-type="float" office:value="1.75" calcext:value-type="float">
            <text:p>1.75</text:p>
          </table:table-cell>
        </table:table-row>
        <table:table-row table:style-name="ro1">
          <table:table-cell/>
          <table:table-cell table:formula="of:=[.B15]+1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B21]*60+[.C21]" office:value-type="float" office:value="160" calcext:value-type="float">
            <text:p>160</text:p>
          </table:table-cell>
          <table:table-cell table:formula="of:=1/(2*[.$C$3])*[.D21]+0.5-[.$E$1]/(2*[.$C$3])" office:value-type="float" office:value="0.833333333333333" calcext:value-type="float">
            <text:p>0.833333333333333</text:p>
          </table:table-cell>
          <table:table-cell table:formula="of:=-1/(2*[.$C$3])*[.D21]+0.5+[.$E$2]/(2*[.$C$3])" office:value-type="float" office:value="1.66666666666667" calcext:value-type="float">
            <text:p>1.66666666666667</text:p>
          </table:table-cell>
        </table:table-row>
        <table:table-row table:style-name="ro1">
          <table:table-cell/>
          <table:table-cell table:formula="of:=[.B16]+1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B22]*60+[.C22]" office:value-type="float" office:value="170" calcext:value-type="float">
            <text:p>170</text:p>
          </table:table-cell>
          <table:table-cell table:formula="of:=1/(2*[.$C$3])*[.D22]+0.5-[.$E$1]/(2*[.$C$3])" office:value-type="float" office:value="0.916666666666667" calcext:value-type="float">
            <text:p>0.916666666666667</text:p>
          </table:table-cell>
          <table:table-cell table:formula="of:=-1/(2*[.$C$3])*[.D22]+0.5+[.$E$2]/(2*[.$C$3])" office:value-type="float" office:value="1.58333333333333" calcext:value-type="float">
            <text:p>1.58333333333333</text:p>
          </table:table-cell>
        </table:table-row>
        <table:table-row table:style-name="ro1">
          <table:table-cell/>
          <table:table-cell table:formula="of:=[.B1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23]*60+[.C23]" office:value-type="float" office:value="180" calcext:value-type="float">
            <text:p>180</text:p>
          </table:table-cell>
          <table:table-cell table:formula="of:=1/(2*[.$C$3])*[.D23]+0.5-[.$E$1]/(2*[.$C$3])" office:value-type="float" office:value="1" calcext:value-type="float">
            <text:p>1</text:p>
          </table:table-cell>
          <table:table-cell table:formula="of:=-1/(2*[.$C$3])*[.D23]+0.5+[.$E$2]/(2*[.$C$3])" office:value-type="float" office:value="1.5" calcext:value-type="float">
            <text:p>1.5</text:p>
          </table:table-cell>
        </table:table-row>
        <table:table-row table:style-name="ro1">
          <table:table-cell/>
          <table:table-cell table:formula="of:=[.B18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24]*60+[.C24]" office:value-type="float" office:value="190" calcext:value-type="float">
            <text:p>190</text:p>
          </table:table-cell>
          <table:table-cell table:formula="of:=1/(2*[.$C$3])*[.D24]+0.5-[.$E$1]/(2*[.$C$3])" office:value-type="float" office:value="1.08333333333333" calcext:value-type="float">
            <text:p>1.08333333333333</text:p>
          </table:table-cell>
          <table:table-cell table:formula="of:=-1/(2*[.$C$3])*[.D24]+0.5+[.$E$2]/(2*[.$C$3])" office:value-type="float" office:value="1.41666666666667" calcext:value-type="float">
            <text:p>1.41666666666667</text:p>
          </table:table-cell>
        </table:table-row>
        <table:table-row table:style-name="ro1">
          <table:table-cell/>
          <table:table-cell table:formula="of:=[.B19]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B25]*60+[.C25]" office:value-type="float" office:value="200" calcext:value-type="float">
            <text:p>200</text:p>
          </table:table-cell>
          <table:table-cell table:formula="of:=1/(2*[.$C$3])*[.D25]+0.5-[.$E$1]/(2*[.$C$3])" office:value-type="float" office:value="1.16666666666667" calcext:value-type="float">
            <text:p>1.16666666666667</text:p>
          </table:table-cell>
          <table:table-cell table:formula="of:=-1/(2*[.$C$3])*[.D25]+0.5+[.$E$2]/(2*[.$C$3])"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table:formula="of:=[.B20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B26]*60+[.C26]" office:value-type="float" office:value="210" calcext:value-type="float">
            <text:p>210</text:p>
          </table:table-cell>
          <table:table-cell table:formula="of:=1/(2*[.$C$3])*[.D26]+0.5-[.$E$1]/(2*[.$C$3])" office:value-type="float" office:value="1.25" calcext:value-type="float">
            <text:p>1.25</text:p>
          </table:table-cell>
          <table:table-cell table:formula="of:=-1/(2*[.$C$3])*[.D26]+0.5+[.$E$2]/(2*[.$C$3])" office:value-type="float" office:value="1.25" calcext:value-type="float">
            <text:p>1.25</text:p>
          </table:table-cell>
        </table:table-row>
        <table:table-row table:style-name="ro1">
          <table:table-cell/>
          <table:table-cell table:formula="of:=[.B21]+1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27]*60+[.C27]" office:value-type="float" office:value="220" calcext:value-type="float">
            <text:p>220</text:p>
          </table:table-cell>
          <table:table-cell table:formula="of:=1/(2*[.$C$3])*[.D27]+0.5-[.$E$1]/(2*[.$C$3])" office:value-type="float" office:value="1.33333333333333" calcext:value-type="float">
            <text:p>1.33333333333333</text:p>
          </table:table-cell>
          <table:table-cell table:formula="of:=-1/(2*[.$C$3])*[.D27]+0.5+[.$E$2]/(2*[.$C$3])" office:value-type="float" office:value="1.16666666666667" calcext:value-type="float">
            <text:p>1.16666666666667</text:p>
          </table:table-cell>
        </table:table-row>
        <table:table-row table:style-name="ro1">
          <table:table-cell/>
          <table:table-cell table:formula="of:=[.B22]+1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B28]*60+[.C28]" office:value-type="float" office:value="230" calcext:value-type="float">
            <text:p>230</text:p>
          </table:table-cell>
          <table:table-cell table:formula="of:=1/(2*[.$C$3])*[.D28]+0.5-[.$E$1]/(2*[.$C$3])" office:value-type="float" office:value="1.41666666666667" calcext:value-type="float">
            <text:p>1.41666666666667</text:p>
          </table:table-cell>
          <table:table-cell table:formula="of:=-1/(2*[.$C$3])*[.D28]+0.5+[.$E$2]/(2*[.$C$3])" office:value-type="float" office:value="1.08333333333333" calcext:value-type="float">
            <text:p>1.08333333333333</text:p>
          </table:table-cell>
        </table:table-row>
        <table:table-row table:style-name="ro1">
          <table:table-cell/>
          <table:table-cell table:formula="of:=[.B23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9]*60+[.C29]" office:value-type="float" office:value="240" calcext:value-type="float">
            <text:p>240</text:p>
          </table:table-cell>
          <table:table-cell table:formula="of:=1/(2*[.$C$3])*[.D29]+0.5-[.$E$1]/(2*[.$C$3])" office:value-type="float" office:value="1.5" calcext:value-type="float">
            <text:p>1.5</text:p>
          </table:table-cell>
          <table:table-cell table:formula="of:=-1/(2*[.$C$3])*[.D29]+0.5+[.$E$2]/(2*[.$C$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4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30]*60+[.C30]" office:value-type="float" office:value="250" calcext:value-type="float">
            <text:p>250</text:p>
          </table:table-cell>
          <table:table-cell table:formula="of:=1/(2*[.$C$3])*[.D30]+0.5-[.$E$1]/(2*[.$C$3])" office:value-type="float" office:value="1.58333333333333" calcext:value-type="float">
            <text:p>1.58333333333333</text:p>
          </table:table-cell>
          <table:table-cell table:formula="of:=-1/(2*[.$C$3])*[.D30]+0.5+[.$E$2]/(2*[.$C$3])" office:value-type="float" office:value="0.916666666666666" calcext:value-type="float">
            <text:p>0.916666666666666</text:p>
          </table:table-cell>
        </table:table-row>
        <table:table-row table:style-name="ro1">
          <table:table-cell/>
          <table:table-cell table:formula="of:=[.B25]+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B31]*60+[.C31]" office:value-type="float" office:value="260" calcext:value-type="float">
            <text:p>260</text:p>
          </table:table-cell>
          <table:table-cell table:formula="of:=1/(2*[.$C$3])*[.D31]+0.5-[.$E$1]/(2*[.$C$3])" office:value-type="float" office:value="1.66666666666667" calcext:value-type="float">
            <text:p>1.66666666666667</text:p>
          </table:table-cell>
          <table:table-cell table:formula="of:=-1/(2*[.$C$3])*[.D31]+0.5+[.$E$2]/(2*[.$C$3])" office:value-type="float" office:value="0.833333333333333" calcext:value-type="float">
            <text:p>0.833333333333333</text:p>
          </table:table-cell>
        </table:table-row>
        <table:table-row table:style-name="ro1">
          <table:table-cell/>
          <table:table-cell table:formula="of:=[.B26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32]*60+[.C32]" office:value-type="float" office:value="270" calcext:value-type="float">
            <text:p>270</text:p>
          </table:table-cell>
          <table:table-cell table:formula="of:=1/(2*[.$C$3])*[.D32]+0.5-[.$E$1]/(2*[.$C$3])" office:value-type="float" office:value="1.75" calcext:value-type="float">
            <text:p>1.75</text:p>
          </table:table-cell>
          <table:table-cell table:formula="of:=-1/(2*[.$C$3])*[.D32]+0.5+[.$E$2]/(2*[.$C$3])" office:value-type="float" office:value="0.75" calcext:value-type="float">
            <text:p>0.75</text:p>
          </table:table-cell>
        </table:table-row>
        <table:table-row table:style-name="ro1">
          <table:table-cell/>
          <table:table-cell table:formula="of:=[.B27]+1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B33]*60+[.C33]" office:value-type="float" office:value="280" calcext:value-type="float">
            <text:p>280</text:p>
          </table:table-cell>
          <table:table-cell table:formula="of:=1/(2*[.$C$3])*[.D33]+0.5-[.$E$1]/(2*[.$C$3])" office:value-type="float" office:value="1.83333333333333" calcext:value-type="float">
            <text:p>1.83333333333333</text:p>
          </table:table-cell>
          <table:table-cell table:formula="of:=-1/(2*[.$C$3])*[.D33]+0.5+[.$E$2]/(2*[.$C$3]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table:formula="of:=[.B28]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34]*60+[.C34]" office:value-type="float" office:value="290" calcext:value-type="float">
            <text:p>290</text:p>
          </table:table-cell>
          <table:table-cell table:formula="of:=1/(2*[.$C$3])*[.D34]+0.5-[.$E$1]/(2*[.$C$3])" office:value-type="float" office:value="1.91666666666667" calcext:value-type="float">
            <text:p>1.91666666666667</text:p>
          </table:table-cell>
          <table:table-cell table:formula="of:=-1/(2*[.$C$3])*[.D34]+0.5+[.$E$2]/(2*[.$C$3])" office:value-type="float" office:value="0.583333333333334" calcext:value-type="float">
            <text:p>0.583333333333334</text:p>
          </table:table-cell>
        </table:table-row>
        <table:table-row table:style-name="ro1">
          <table:table-cell/>
          <table:table-cell table:formula="of:=[.B2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35]*60+[.C35]" office:value-type="float" office:value="300" calcext:value-type="float">
            <text:p>300</text:p>
          </table:table-cell>
          <table:table-cell table:formula="of:=1/(2*[.$C$3])*[.D35]+0.5-[.$E$1]/(2*[.$C$3])" office:value-type="float" office:value="2" calcext:value-type="float">
            <text:p>2</text:p>
          </table:table-cell>
          <table:table-cell table:formula="of:=-1/(2*[.$C$3])*[.D35]+0.5+[.$E$2]/(2*[.$C$3])" office:value-type="float" office:value="0.5" calcext:value-type="float">
            <text:p>0.5</text:p>
          </table:table-cell>
        </table:table-row>
        <table:table-row table:style-name="ro1">
          <table:table-cell/>
          <table:table-cell table:formula="of:=[.B30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36]*60+[.C36]" office:value-type="float" office:value="310" calcext:value-type="float">
            <text:p>310</text:p>
          </table:table-cell>
          <table:table-cell table:formula="of:=1/(2*[.$C$3])*[.D36]+0.5-[.$E$1]/(2*[.$C$3])" office:value-type="float" office:value="2.08333333333333" calcext:value-type="float">
            <text:p>2.08333333333333</text:p>
          </table:table-cell>
          <table:table-cell table:formula="of:=-1/(2*[.$C$3])*[.D36]+0.5+[.$E$2]/(2*[.$C$3])" office:value-type="float" office:value="0.416666666666667" calcext:value-type="float">
            <text:p>0.416666666666667</text:p>
          </table:table-cell>
        </table:table-row>
        <table:table-row table:style-name="ro1">
          <table:table-cell/>
          <table:table-cell table:formula="of:=[.B31]+1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37]*60+[.C37]" office:value-type="float" office:value="320" calcext:value-type="float">
            <text:p>320</text:p>
          </table:table-cell>
          <table:table-cell table:formula="of:=1/(2*[.$C$3])*[.D37]+0.5-[.$E$1]/(2*[.$C$3])" office:value-type="float" office:value="2.16666666666667" calcext:value-type="float">
            <text:p>2.16666666666667</text:p>
          </table:table-cell>
          <table:table-cell table:formula="of:=-1/(2*[.$C$3])*[.D37]+0.5+[.$E$2]/(2*[.$C$3]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table:formula="of:=[.B32]+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B38]*60+[.C38]" office:value-type="float" office:value="330" calcext:value-type="float">
            <text:p>330</text:p>
          </table:table-cell>
          <table:table-cell table:formula="of:=1/(2*[.$C$3])*[.D38]+0.5-[.$E$1]/(2*[.$C$3])" office:value-type="float" office:value="2.25" calcext:value-type="float">
            <text:p>2.25</text:p>
          </table:table-cell>
          <table:table-cell table:formula="of:=-1/(2*[.$C$3])*[.D38]+0.5+[.$E$2]/(2*[.$C$3])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formula="of:=[.B33]+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[.B39]*60+[.C39]" office:value-type="float" office:value="340" calcext:value-type="float">
            <text:p>340</text:p>
          </table:table-cell>
          <table:table-cell table:formula="of:=1/(2*[.$C$3])*[.D39]+0.5-[.$E$1]/(2*[.$C$3])" office:value-type="float" office:value="2.33333333333333" calcext:value-type="float">
            <text:p>2.33333333333333</text:p>
          </table:table-cell>
          <table:table-cell table:formula="of:=-1/(2*[.$C$3])*[.D39]+0.5+[.$E$2]/(2*[.$C$3]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formula="of:=[.B34]+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B40]*60+[.C40]" office:value-type="float" office:value="350" calcext:value-type="float">
            <text:p>350</text:p>
          </table:table-cell>
          <table:table-cell table:formula="of:=1/(2*[.$C$3])*[.D40]+0.5-[.$E$1]/(2*[.$C$3])" office:value-type="float" office:value="2.41666666666667" calcext:value-type="float">
            <text:p>2.41666666666667</text:p>
          </table:table-cell>
          <table:table-cell table:formula="of:=-1/(2*[.$C$3])*[.D40]+0.5+[.$E$2]/(2*[.$C$3])" office:value-type="float" office:value="0.0833333333333335" calcext:value-type="float">
            <text:p>0.083333333333334</text:p>
          </table:table-cell>
        </table:table-row>
        <table:table-row table:style-name="ro1">
          <table:table-cell/>
          <table:table-cell table:formula="of:=[.B35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41]*60+[.C41]" office:value-type="float" office:value="360" calcext:value-type="float">
            <text:p>360</text:p>
          </table:table-cell>
          <table:table-cell table:formula="of:=1/(2*[.$C$3])*[.D41]+0.5-[.$E$1]/(2*[.$C$3])" office:value-type="float" office:value="2.5" calcext:value-type="float">
            <text:p>2.5</text:p>
          </table:table-cell>
          <table:table-cell table:formula="of:=-1/(2*[.$C$3])*[.D41]+0.5+[.$E$2]/(2*[.$C$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6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42]*60+[.C42]" office:value-type="float" office:value="370" calcext:value-type="float">
            <text:p>370</text:p>
          </table:table-cell>
          <table:table-cell table:formula="of:=1/(2*[.$C$3])*[.D42]+0.5-[.$E$1]/(2*[.$C$3])" office:value-type="float" office:value="2.58333333333333" calcext:value-type="float">
            <text:p>2.58333333333333</text:p>
          </table:table-cell>
          <table:table-cell table:formula="of:=-1/(2*[.$C$3])*[.D42]+0.5+[.$E$2]/(2*[.$C$3])" office:value-type="float" office:value="-0.0833333333333335" calcext:value-type="float">
            <text:p>-0.083333333333334</text:p>
          </table:table-cell>
        </table:table-row>
        <table:table-row table:style-name="ro1">
          <table:table-cell/>
          <table:table-cell table:formula="of:=[.B37]+1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B43]*60+[.C43]" office:value-type="float" office:value="380" calcext:value-type="float">
            <text:p>380</text:p>
          </table:table-cell>
          <table:table-cell table:formula="of:=1/(2*[.$C$3])*[.D43]+0.5-[.$E$1]/(2*[.$C$3])" office:value-type="float" office:value="2.66666666666667" calcext:value-type="float">
            <text:p>2.66666666666667</text:p>
          </table:table-cell>
          <table:table-cell table:formula="of:=-1/(2*[.$C$3])*[.D43]+0.5+[.$E$2]/(2*[.$C$3])" office:value-type="float" office:value="-0.166666666666667" calcext:value-type="float">
            <text:p>-0.166666666666667</text:p>
          </table:table-cell>
        </table:table-row>
        <table:table-row table:style-name="ro1">
          <table:table-cell/>
          <table:table-cell table:formula="of:=[.B38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44]*60+[.C44]" office:value-type="float" office:value="390" calcext:value-type="float">
            <text:p>390</text:p>
          </table:table-cell>
          <table:table-cell table:formula="of:=1/(2*[.$C$3])*[.D44]+0.5-[.$E$1]/(2*[.$C$3])" office:value-type="float" office:value="2.75" calcext:value-type="float">
            <text:p>2.75</text:p>
          </table:table-cell>
          <table:table-cell table:formula="of:=-1/(2*[.$C$3])*[.D44]+0.5+[.$E$2]/(2*[.$C$3])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B45]*60+[.C45]" office:value-type="float" office:value="400" calcext:value-type="float">
            <text:p>400</text:p>
          </table:table-cell>
          <table:table-cell table:formula="of:=1/(2*[.$C$3])*[.D45]+0.5-[.$E$1]/(2*[.$C$3])" office:value-type="float" office:value="2.83333333333333" calcext:value-type="float">
            <text:p>2.83333333333333</text:p>
          </table:table-cell>
          <table:table-cell table:formula="of:=-1/(2*[.$C$3])*[.D45]+0.5+[.$E$2]/(2*[.$C$3])" office:value-type="float" office:value="-0.333333333333333" calcext:value-type="float">
            <text:p>-0.333333333333333</text:p>
          </table:table-cell>
        </table:table-row>
        <table:table-row table:style-name="ro1">
          <table:table-cell/>
          <table:table-cell table:formula="of:=[.B40]+1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46]*60+[.C46]" office:value-type="float" office:value="410" calcext:value-type="float">
            <text:p>410</text:p>
          </table:table-cell>
          <table:table-cell table:formula="of:=1/(2*[.$C$3])*[.D46]+0.5-[.$E$1]/(2*[.$C$3])" office:value-type="float" office:value="2.91666666666667" calcext:value-type="float">
            <text:p>2.91666666666667</text:p>
          </table:table-cell>
          <table:table-cell table:formula="of:=-1/(2*[.$C$3])*[.D46]+0.5+[.$E$2]/(2*[.$C$3])" office:value-type="float" office:value="-0.416666666666667" calcext:value-type="float">
            <text:p>-0.41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00/00/00</text:date>, <text:time style:data-style-name="N2" text:time-value="18:40:07.9399796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11:26:21.240392316</meta:creation-date>
    <dc:date>2021-04-26T07:40:23.340826061</dc:date>
    <meta:editing-duration>PT58M57S</meta:editing-duration>
    <meta:editing-cycles>3</meta:editing-cycles>
    <meta:generator>LibreOffice/7.0.5.2$Linux_X86_64 LibreOffice_project/00$Build-2</meta:generator>
    <meta:document-statistic meta:table-count="1" meta:cell-count="2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3.846cm" style:legend-expansion="high" chart:style-name="ch2"/>
        <chart:plot-area chart:style-name="ch3" table:cell-range-address="Sheet1.D4:Sheet1.F46" chart:data-source-has-labels="row" svg:x="0.32cm" svg:y="0.18cm" svg:width="13.255cm" svg:height="8.64cm">
          <chart:coordinate-region svg:x="1.047cm" svg:y="0.379cm" svg:width="12.24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46" chart:label-cell-address="Sheet1.E4:Sheet1.E4" chart:class="chart:scatter">
            <chart:domain table:cell-range-address="Sheet1.D5:Sheet1.D46"/>
            <chart:data-point chart:repeated="42"/>
          </chart:series>
          <chart:series chart:style-name="ch8" chart:values-cell-range-address="Sheet1.F5:Sheet1.F46" chart:label-cell-address="Sheet1.F4:Sheet1.F4" chart:class="chart:scatter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/>
                <draw:g>
                  <svg:desc>Sheet1.E4:Sheet1.E4</svg:desc>
                </draw:g>
              </table:table-cell>
              <table:table-cell office:value-type="string">
                <text:p/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5:Sheet1.D46</svg:desc>
                </draw:g>
              </table:table-cell>
              <table:table-cell office:value-type="float" office:value="-0.5">
                <text:p>-0.5</text:p>
                <draw:g>
                  <svg:desc>Sheet1.E5:Sheet1.E46</svg:desc>
                </draw:g>
              </table:table-cell>
              <table:table-cell office:value-type="float" office:value="3">
                <text:p>3</text:p>
                <draw:g>
                  <svg:desc>Sheet1.F5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0.25">
                <text:p>-0.2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0833333333333335">
                <text:p>0.0833333333333335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.916666666666666">
                <text:p>0.916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.75">
                <text:p>1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.25">
                <text:p>2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0.0833333333333335">
                <text:p>0.0833333333333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-0.0833333333333335">
                <text:p>-0.0833333333333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2.75">
                <text:p>2.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-0.416666666666667">
                <text:p>-0.41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